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40000004AD5377ED5F.png" manifest:media-type="image/png"/>
  <manifest:file-entry manifest:full-path="Pictures/1000020100000640000004ADFBAD5771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resh_25_20and_25_20Serious-title">
      <style:graphic-properties draw:auto-grow-height="true" fo:min-height="2.306cm"/>
    </style:style>
    <style:style style:name="pr2" style:family="presentation" style:parent-style-name="Fresh_25_20and_25_20Serious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Fresh_25_20and_25_20Serious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79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79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2T10:12:41</meta:creation-date>
    <meta:editing-duration>P0D</meta:editing-duration>
    <meta:editing-cycles>1</meta:editing-cycles>
    <meta:generator>LibreOffice/3.5$Linux_x86 LibreOffice_project/350m1$Build-2</meta:generator>
    <meta:initial-creator>安德 </meta:initial-creator>
    <meta:document-statistic meta:object-count="61"/>
  </office:meta>
</office:document-meta>
</file>